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Helvetica, Arial, sans-serif"/>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 style:family="table">
      <style:table-properties style:width="17cm" table:align="left" fo:background-color="transparent">
        <style:background-image/>
      </style:table-properties>
    </style:style>
    <style:style style:name="Таблица1.A" style:family="table-column">
      <style:table-column-properties style:column-width="17cm"/>
    </style:style>
    <style:style style:name="Таблица1.1" style:family="table-row">
      <style:table-row-properties fo:background-color="transparent">
        <style:background-image/>
      </style:table-row-properties>
    </style:style>
    <style:style style:name="Таблица1.A1" style:family="table-cell">
      <style:table-cell-properties style:vertical-align="middle" fo:background-color="transparent" fo:padding="0cm" fo:border="none">
        <style:background-image/>
      </style:table-cell-properties>
    </style:style>
    <style:style style:name="Таблица1.A2" style:family="table-cell">
      <style:table-cell-properties fo:background-color="transparent" fo:padding="0.049cm" fo:border="0.05pt solid #000000">
        <style:background-image/>
      </style:table-cell-properties>
    </style:style>
    <style:style style:name="P1" style:family="paragraph" style:parent-style-name="Heading_20_2">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loext:padding="0cm" loext:border="none"/>
    </style:style>
    <style:style style:name="P2" style:family="paragraph" style:parent-style-name="Heading_20_2">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fo:font-variant="normal" fo:text-transform="none" fo:color="#444444" loext:opacity="100%" fo:letter-spacing="normal" fo:background-color="transparent" loext:padding="0cm" loext:border="none"/>
    </style:style>
    <style:style style:name="P3" style:family="paragraph" style:parent-style-name="Heading_20_2">
      <style:text-properties fo:font-variant="normal" fo:text-transform="none" fo:color="#0f0f16" loext:opacity="100%" style:font-name="Open Sans" fo:letter-spacing="normal" fo:font-style="normal" fo:font-weight="normal" officeooo:rsid="00101591" officeooo:paragraph-rsid="00101591"/>
    </style:style>
    <style:style style:name="P4" style:family="paragraph" style:parent-style-name="Standard">
      <loext:graphic-properties draw:fill="solid" draw:fill-color="#ffffff"/>
      <style:paragraph-properties fo:orphans="2" fo:widows="2" fo:background-color="#ffffff"/>
      <style:text-properties officeooo:paragraph-rsid="00101591"/>
    </style:style>
    <style:style style:name="P5" style:family="paragraph" style:parent-style-name="Standard">
      <style:paragraph-properties fo:margin-left="0cm" fo:margin-right="0cm" fo:margin-top="0cm" fo:margin-bottom="0cm" style:contextual-spacing="false" fo:orphans="2" fo:widows="2" fo:text-indent="0cm" style:auto-text-indent="false"/>
    </style:style>
    <style:style style:name="P6" style:family="paragraph" style:parent-style-name="Standard">
      <style:text-properties officeooo:paragraph-rsid="00101591"/>
    </style:style>
    <style:style style:name="P7" style:family="paragraph" style:parent-style-name="Standard">
      <style:text-properties officeooo:rsid="00101591" officeooo:paragraph-rsid="00101591"/>
    </style:style>
    <style:style style:name="P8" style:family="paragraph" style:parent-style-name="Standard">
      <style:paragraph-properties fo:margin-left="0cm" fo:margin-right="0cm" fo:margin-top="0cm" fo:margin-bottom="0cm" style:contextual-spacing="false" fo:orphans="2" fo:widows="2" fo:text-indent="0cm" style:auto-text-indent="false"/>
      <style:text-properties fo:font-size="2pt" style:font-size-asian="2pt" style:font-size-complex="2pt"/>
    </style:style>
    <style:style style:name="P9" style:family="paragraph" style:parent-style-name="Table_20_Contents">
      <style:paragraph-properties fo:margin-left="0cm" fo:margin-right="0cm" fo:text-indent="0cm" style:auto-text-indent="false"/>
      <style:text-properties fo:font-size="2pt" style:font-size-asian="2pt" style:font-size-complex="2pt"/>
    </style:style>
    <style:style style:name="P10" style:family="paragraph" style:parent-style-name="Table_20_Contents">
      <loext:graphic-properties draw:fill="none" draw:fill-color="#ffffff"/>
      <style:paragraph-properties fo:margin-left="0cm" fo:margin-right="0cm" fo:margin-top="0cm" fo:margin-bottom="0cm" style:contextual-spacing="false" fo:text-align="justify" style:justify-single-word="false" fo:text-indent="0cm" style:auto-text-indent="false" fo:background-color="transparent" fo:padding="0cm" fo:border="none"/>
      <style:text-properties fo:font-size="12pt"/>
    </style:style>
    <style:style style:name="P11" style:family="paragraph" style:parent-style-name="Table_20_Contents">
      <loext:graphic-properties draw:fill="none" draw:fill-color="#ffffff"/>
      <style:paragraph-properties fo:margin-left="0cm" fo:margin-right="0cm" fo:margin-top="0cm" fo:margin-bottom="0cm" style:contextual-spacing="false" fo:text-align="justify" style:justify-single-word="false" fo:text-indent="0cm" style:auto-text-indent="false" fo:background-color="transparent" fo:padding="0cm" fo:border="none"/>
    </style:style>
    <style:style style:name="P12"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style>
    <style:style style:name="P13"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fo:font-variant="normal" fo:text-transform="none" fo:color="#444444" loext:opacity="100%" style:font-name="Arial" fo:font-size="12pt" fo:letter-spacing="normal" fo:font-style="normal" fo:font-weight="normal" fo:background-color="transparent" loext:padding="0cm" loext:border="none"/>
    </style:style>
    <style:style style:name="P14"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fo:font-variant="normal" fo:text-transform="none" fo:color="#444444" loext:opacity="100%" style:font-name="Arial" fo:font-size="12pt" fo:letter-spacing="normal" fo:font-style="normal" fo:font-weight="bold" fo:background-color="transparent" loext:padding="0cm" loext:border="none"/>
    </style:style>
    <style:style style:name="P15" style:family="paragraph" style:parent-style-name="Text_20_body">
      <loext:graphic-properties draw:fill="none" draw:fill-color="#ffffff"/>
      <style:paragraph-properties fo:margin-left="0cm" fo:margin-right="0cm" fo:margin-top="0cm" fo:margin-bottom="0cm" style:contextual-spacing="false" fo:text-align="justify" style:justify-single-word="false" fo:orphans="2" fo:widows="2" fo:text-indent="0cm" style:auto-text-indent="false" fo:background-color="transparent" fo:padding="0cm" fo:border="none"/>
      <style:text-properties fo:font-variant="normal" fo:text-transform="none" fo:color="#444444" loext:opacity="100%" fo:letter-spacing="normal" fo:background-color="transparent" loext:padding="0cm" loext:border="none"/>
    </style:style>
    <style:style style:name="P16" style:family="paragraph" style:parent-style-name="Text_20_body">
      <style:paragraph-properties fo:margin-top="0cm" fo:margin-bottom="0cm" style:contextual-spacing="false" fo:orphans="2" fo:widows="2"/>
      <style:text-properties fo:font-variant="normal" fo:text-transform="none" fo:color="#444444" loext:opacity="100%" fo:letter-spacing="normal" fo:background-color="transparent" loext:padding="0cm" loext:border="none"/>
    </style:style>
    <style:style style:name="P17" style:family="paragraph" style:parent-style-name="Text_20_body" style:list-style-name="L2">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18" style:family="paragraph" style:parent-style-name="Text_20_body">
      <style:paragraph-properties fo:margin-left="0.397cm" fo:margin-right="0.397cm" fo:orphans="2" fo:widows="2" fo:text-indent="0cm" style:auto-text-indent="false"/>
      <style:text-properties fo:font-variant="normal" fo:text-transform="none" fo:color="#64646d" loext:opacity="100%" style:font-name="Open Sans" fo:font-size="12pt" fo:letter-spacing="normal" fo:font-style="normal" fo:font-weight="normal"/>
    </style:style>
    <style:style style:name="P19" style:family="paragraph" style:parent-style-name="Text_20_body" style:list-style-name="L3">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20" style:family="paragraph" style:parent-style-name="Text_20_body" style:list-style-name="L4">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21" style:family="paragraph" style:parent-style-name="Text_20_body" style:list-style-name="L5">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22" style:family="paragraph" style:parent-style-name="Text_20_body" style:list-style-name="L6">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23" style:family="paragraph" style:parent-style-name="Text_20_body" style:list-style-name="L7">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Open Sans" fo:font-size="12pt" fo:letter-spacing="normal" fo:font-style="normal" fo:font-weight="normal"/>
    </style:style>
    <style:style style:name="P24" style:family="paragraph" style:parent-style-name="Text_20_body">
      <style:text-properties fo:font-variant="normal" fo:text-transform="none" fo:color="#64646d" loext:opacity="100%" style:font-name="Open Sans" fo:font-size="12pt" fo:letter-spacing="normal" fo:font-style="normal" fo:font-weight="normal" officeooo:rsid="00101591" officeooo:paragraph-rsid="00101591"/>
    </style:style>
    <style:style style:name="P25" style:family="paragraph" style:parent-style-name="Text_20_body">
      <style:text-properties fo:font-variant="normal" fo:text-transform="none" fo:color="#64646d" loext:opacity="100%" style:font-name="Open Sans" fo:font-size="12pt" fo:letter-spacing="normal" fo:font-style="normal" fo:font-weight="normal" officeooo:rsid="00105cd1"/>
    </style:style>
    <style:style style:name="P26" style:family="paragraph" style:parent-style-name="Text_20_body" style:list-style-name="L1">
      <style:paragraph-properties fo:margin-left="0cm" fo:margin-right="0.397cm" fo:margin-top="0cm" fo:margin-bottom="0cm" style:contextual-spacing="false" fo:orphans="2" fo:widows="2" fo:text-indent="0cm" style:auto-text-indent="false" fo:padding="0cm" fo:border="none"/>
      <style:text-properties fo:font-variant="normal" fo:text-transform="none" fo:color="#64646d" loext:opacity="100%" style:font-name="Times New Roman" fo:font-size="12pt" fo:letter-spacing="normal" fo:font-style="normal" fo:font-weight="normal"/>
    </style:style>
    <style:style style:name="P27" style:family="paragraph" style:parent-style-name="Text_20_body">
      <style:text-properties officeooo:paragraph-rsid="00105cd1"/>
    </style:style>
    <style:style style:name="P28" style:family="paragraph">
      <loext:graphic-properties draw:fill-color="#81d41a"/>
    </style:style>
    <style:style style:name="T1" style:family="text">
      <style:text-properties style:font-name="Times New Roman1" fo:font-size="14pt" style:font-size-asian="14pt" style:font-size-complex="14pt"/>
    </style:style>
    <style:style style:name="T2" style:family="text">
      <style:text-properties fo:color="#000000" loext:opacity="100%" style:font-name="Times New Roman1" fo:font-size="14pt" style:font-size-asian="14pt" style:font-size-complex="14pt"/>
    </style:style>
    <style:style style:name="T3" style:family="text">
      <style:text-properties fo:color="#000000" loext:opacity="100%" style:font-name="Times New Roman1" fo:font-size="14pt" officeooo:rsid="00101591" style:font-size-asian="14pt" style:font-size-complex="14pt"/>
    </style:style>
    <style:style style:name="T4" style:family="text">
      <style:text-properties officeooo:rsid="00101591"/>
    </style:style>
    <style:style style:name="T5" style:family="text">
      <style:text-properties fo:font-weight="bold"/>
    </style:style>
    <style:style style:name="T6" style:family="text">
      <style:text-properties fo:font-weight="bold" fo:background-color="transparent" loext:char-shading-value="0" loext:padding="0cm" loext:border="none"/>
    </style:style>
    <style:style style:name="T7" style:family="text">
      <style:text-properties fo:font-size="12pt"/>
    </style:style>
    <style:style style:name="T8" style:family="text">
      <style:text-properties fo:font-size="12pt" fo:font-weight="bold"/>
    </style:style>
    <style:style style:name="T9" style:family="text">
      <style:text-properties fo:font-size="12pt" style:font-size-asian="12pt" style:font-size-complex="12pt"/>
    </style:style>
    <style:style style:name="T10" style:family="text">
      <style:text-properties fo:font-size="12pt" loext:padding="0cm" loext:border="none"/>
    </style:style>
    <style:style style:name="T11" style:family="text">
      <style:text-properties style:font-name="Arial" fo:font-size="12pt" fo:font-style="normal" fo:font-weight="bold"/>
    </style:style>
    <style:style style:name="T12" style:family="text">
      <style:text-properties fo:color="#3451a0" loext:opacity="100%" fo:font-size="12pt" style:text-underline-style="solid" style:text-underline-width="auto" style:text-underline-color="font-color" fo:background-color="transparent" loext:char-shading-value="0" loext:padding="0cm" loext:border="none"/>
    </style:style>
    <style:style style:name="T13" style:family="text">
      <style:text-properties fo:font-variant="normal" fo:text-transform="none" fo:color="#3451a0" loext:opacity="100%" style:font-name="Arial"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14" style:family="text">
      <style:text-properties fo:font-variant="normal" fo:text-transform="none" fo:color="#444444" loext:opacity="100%" style:font-name="Arial" fo:font-size="12pt" fo:letter-spacing="normal" fo:font-style="normal" fo:font-weight="normal" fo:background-color="transparent" loext:char-shading-value="0" loext:padding="0cm" loext:border="none"/>
    </style:style>
    <style:style style:name="T15" style:family="text">
      <style:text-properties officeooo:rsid="00105cd1"/>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space-before="0.397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39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vg:stroke-color="#ffffff" draw:fill-color="#81d41a" draw:textarea-horizontal-align="justify" draw:textarea-vertical-align="middle" draw:auto-grow-height="false" fo:min-height="1.799cm" fo:min-width="6.034cm" fo:margin-left="0cm" fo:margin-right="0cm" fo:margin-top="0cm" fo:margin-bottom="0cm" style:run-through="back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ffffff" draw:fill-color="#81d41a" draw:textarea-horizontal-align="justify" draw:textarea-vertical-align="middle" draw:auto-grow-height="false" fo:min-height="1.799cm" fo:min-width="6.087cm" fo:margin-left="0cm" fo:margin-right="0cm" fo:margin-top="0cm" fo:margin-bottom="0cm" style:run-through="back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ffffff" draw:fill-color="#81d41a" draw:textarea-horizontal-align="justify" draw:textarea-vertical-align="middle" draw:auto-grow-height="false" fo:min-height="1.799cm" fo:min-width="6.114cm" fo:margin-left="0cm" fo:margin-right="0cm" fo:margin-top="0cm" fo:margin-bottom="0cm" style:run-through="back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color="#ffffff" draw:fill-color="#81d41a" draw:textarea-horizontal-align="justify" draw:textarea-vertical-align="middle" draw:auto-grow-height="false" fo:min-height="1.799cm" fo:min-width="6.061cm" fo:margin-left="0cm" fo:margin-right="0cm" fo:margin-top="0cm" fo:margin-bottom="0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4.1</text:span><text:span text:style-name="T2"> <text:s/>ГОСТ техническое задание на разработку программного продукта</text:span></text:p>
      <text:p text:style-name="P4"><text:span text:style-name="T2"/></text:p>
      <text:p text:style-name="P4"><text:span text:style-name="T2">1 Область применения</text:span></text:p>
      <text:p text:style-name="P4"><text:span text:style-name="T2">Настоящий стандарт распространяется на автоматизированные системы (АС), предназначенные</text:span></text:p>
      <text:p text:style-name="P4"><text:span text:style-name="T2">для автоматизации различных видов деятельности (управление, проектирование, исследования и т. п.),</text:span></text:p>
      <text:p text:style-name="P4"><text:span text:style-name="T2">включая их сочетания, и устанавливает требования к составу, содержанию, правилам оформления документа «Техническое задание на создание (развитие или модернизацию) автоматизированной системы» (далее — ТЗ на АС).</text:span></text:p>
      <text:p text:style-name="P4"><text:span text:style-name="T2">2 Нормативные ссылки</text:span></text:p>
      <text:p text:style-name="P4"><text:span text:style-name="T2">В настоящем стандарте использована нормативная ссылка на следующий межгосударственный</text:span></text:p>
      <text:p text:style-name="P4"><text:span text:style-name="T2">стандарт:</text:span></text:p>
      <text:p text:style-name="P4"><text:span text:style-name="T2">ГОСТ 19.201 Единая система программной документации. Техническое задание. Требования к</text:span></text:p>
      <text:p text:style-name="P4"><text:span text:style-name="T2">содержанию и оформлению</text:span></text:p>
      <text:p text:style-name="P4"><text:span text:style-name="T2">Примечание — При пользовании настоящим стандартом целесообразно проверить действие ссылочных стандартов и классификаторов на официальном интернет-сайте Межгосударственного совета по стандартизации, метрологии и сертификации (www.easc.by) или по указателям национальных стандартов, издаваемым в</text:span></text:p>
      <text:p text:style-name="P4"><text:span text:style-name="T2">государствах, указанных в предисловии, или на официальных сайтах соответствующих национальных органов по</text:span></text:p>
      <text:p text:style-name="P4"><text:span text:style-name="T2">стандартизации. Если на документ дана недатированная ссылка, то следует использовать документ, действующий</text:span></text:p>
      <text:p text:style-name="P4"><text:span text:style-name="T2">на текущий момент, с учетом всех внесенных в него изменений. Если заменен ссылочный документ, на который</text:span></text:p>
      <text:p text:style-name="P4"><text:span text:style-name="T2">дана датированная ссылка, то следует использовать указанную версию этого документа. Если после принятия</text:span></text:p>
      <text:p text:style-name="P4"><text:span text:style-name="T2">настоящего стандарта в ссылочный документ, на который дана датированная ссылка, внесено изменение, затрагивающее положение, на которое дана ссылка, то это положение применяется без учета данного изменения. Если</text:span></text:p>
      <text:p text:style-name="P4"><text:span text:style-name="T2">ссылочный документ отменен без замены, то положение, в котором дана ссылка на него, применяется в части, не</text:span></text:p>
      <text:p text:style-name="P4"><text:span text:style-name="T2">затрагивающей эту ссылку.</text:span></text:p>
      <text:p text:style-name="P4"><text:span text:style-name="T2">3 Общие положения</text:span></text:p>
      <text:p text:style-name="P4"><text:span text:style-name="T2">3.1 ТЗ на АС является основным документом, определяющим требования и порядок создания</text:span></text:p>
      <text:p text:style-name="P4"><text:span text:style-name="T2">автоматизированной системы, в соответствии с которым проводится разработка АС и ее приемка.</text:span></text:p>
      <text:p text:style-name="P4"><text:span text:style-name="T2">ТЗ на другие виды работ (развитие, модернизация и т. п.) может быть оформлено в соответствии</text:span></text:p>
      <text:p text:style-name="P4"><text:soft-page-break/><text:span text:style-name="T2">с требованиями настоящего стандарта. При этом название вида работ отражается в наименовании ТЗ.</text:span></text:p>
      <text:p text:style-name="P4"><text:span text:style-name="T2">3.2 ТЗ на АС разрабатывают на систему в целом. АС может функционировать самостоятельно</text:span></text:p>
      <text:p text:style-name="P4"><text:span text:style-name="T2">или в составе другой автоматизированной системы.</text:span></text:p>
      <text:p text:style-name="P4"><text:span text:style-name="T2">Издание официальное</text:span></text:p>
      <text:p text:style-name="P4"><text:span text:style-name="T2">1</text:span></text:p>
      <text:p text:style-name="P4"><text:span text:style-name="T2">ГОСТ 34.602—2020</text:span></text:p>
      <text:p text:style-name="P4"><text:span text:style-name="T2">3.3 В АС могут выделяться составные части (СЧ), для которых могут разрабатываться ТЗ на составные части (далее — ТЗ на СЧ).</text:span></text:p>
      <text:p text:style-name="P4"><text:span text:style-name="T2">Могут разрабатываться ТЗ на следующие составные части:</text:span></text:p>
      <text:p text:style-name="P4"><text:span text:style-name="T2">- на подсистемы АС, комплексы задач АС, функции АС и т. п.;</text:span></text:p>
      <text:p text:style-name="P4"><text:span text:style-name="T2">- на отдельные объекты АС, подлежащие автоматизации в рамках создания АС;</text:span></text:p>
      <text:p text:style-name="P4"><text:span text:style-name="T2">- на комплектующие изделия, средства технического обеспечения и программно-технические</text:span></text:p>
      <text:p text:style-name="P4"><text:span text:style-name="T2">комплексы в соответствии со стандартами Единой системы конструкторской документации (ЕСКД) и</text:span></text:p>
      <text:p text:style-name="P4"><text:span text:style-name="T2">Системы разработки и постановки продукции на производство (СРПП);</text:span></text:p>
      <text:p text:style-name="P4"><text:span text:style-name="T2">- на программные средства в соответствии со стандартами Единой системы программной документации (ЕСПД);</text:span></text:p>
      <text:p text:style-name="P4"><text:span text:style-name="T2">- на информационные изделия в соответствии с ГОСТ 19.201 и нормативно-технической документацией (НТД), действующей в ведомстве заказчика АС.</text:span></text:p>
      <text:p text:style-name="P4"><text:span text:style-name="T2">П р и м е ч а н и е — ВТЗнаАС для группы взаимосвязанных объектов следует включать только общие для</text:span></text:p>
      <text:p text:style-name="P4"><text:span text:style-name="T2">группы объектов требования. Специфические требования отдельного объекта следует отражать в ТЗ на СЧ.</text:span></text:p>
      <text:p text:style-name="P4"><text:span text:style-name="T2">3.4 Требования к АС в объеме, установленном настоящим стандартом, могут быть включены в</text:span></text:p>
      <text:p text:style-name="P4"><text:span text:style-name="T2">задание на проектирование вновь создаваемого объекта автоматизации. В этом случае ТЗ на АС не</text:span></text:p>
      <text:p text:style-name="P4"><text:span text:style-name="T2">разрабатывают.</text:span></text:p>
      <text:p text:style-name="P4"><text:span text:style-name="T2">Требования должны обладать следующими характеристиками: единичность, непротиворечивость,</text:span></text:p>
      <text:p text:style-name="P4"><text:span text:style-name="T2">актуальность, выполнимость, проверяемость, однозначность.</text:span></text:p>
      <text:p text:style-name="P4"><text:span text:style-name="T2">Требования по возможности должны быть максимально детализированы.</text:span></text:p>
      <text:p text:style-name="P4"><text:span text:style-name="T2">3.5 Изменения к ТЗ на АС оформляют дополнением. Дополнение является неотъемлемой частью</text:span></text:p>
      <text:p text:style-name="P4"><text:span text:style-name="T2">ТЗ на АС.</text:span></text:p>
      <text:p text:style-name="P4"><text:span text:style-name="T2">Порядок согласования и утверждения дополнения к ТЗ на АС должен быть аналогичен порядку</text:span></text:p>
      <text:p text:style-name="P4"><text:span text:style-name="T2">согласования и утверждения ТЗ на АС.</text:span></text:p>
      <text:p text:style-name="P4"><text:span text:style-name="T2">4 Состав и содержание</text:span></text:p>
      <text:p text:style-name="P4"><text:span text:style-name="T2">4.1 ТЗ на АС содержит следующие обязательные разделы:</text:span></text:p>
      <text:p text:style-name="P4"><text:soft-page-break/><text:span text:style-name="T2">- общие сведения;</text:span></text:p>
      <text:p text:style-name="P4"><text:span text:style-name="T2">- цели и назначение создания автоматизированной системы;</text:span></text:p>
      <text:p text:style-name="P4"><text:span text:style-name="T2">- характеристика объектов автоматизации;</text:span></text:p>
      <text:p text:style-name="P4"><text:span text:style-name="T2">- требования к автоматизированной системе;</text:span></text:p>
      <text:p text:style-name="P4"><text:span text:style-name="T2">- состав и содержание работ по созданию автоматизированной системы;</text:span></text:p>
      <text:p text:style-name="P4"><text:span text:style-name="T2">- порядок разработки автоматизированной системы;</text:span></text:p>
      <text:p text:style-name="P4"><text:span text:style-name="T2">- порядок контроля и приемки автоматизированной системы;</text:span></text:p>
      <text:p text:style-name="P4"><text:span text:style-name="T2">- требования к составу и содержанию работ по подготовке объекта автоматизации к вводу автоматизированной системы в действие;</text:span></text:p>
      <text:p text:style-name="P4"><text:span text:style-name="T2">- требования к документированию;</text:span></text:p>
      <text:p text:style-name="P4"><text:span text:style-name="T2">- источники разработки.</text:span></text:p>
      <text:p text:style-name="P4"><text:span text:style-name="T2">В ТЗ на АС могут быть включены приложения.</text:span></text:p>
      <text:p text:style-name="P4"><text:span text:style-name="T2">Примечание — В случае отсутствия требований по разделу, соответствующий раздел сохраняется, и в</text:span></text:p>
      <text:p text:style-name="P4"><text:span text:style-name="T2">нем приводится запись об отсутствии требований.</text:span></text:p>
      <text:p text:style-name="P4"><text:span text:style-name="T2">4.2 В зависимости от вида, назначения, специфических особенностей объекта автоматизации и</text:span></text:p>
      <text:p text:style-name="P4"><text:span text:style-name="T2">условий функционирования АС допускается оформлять разделы ТЗ в виде приложений, вводить дополнительные разделы ТЗ.</text:span></text:p>
      <text:p text:style-name="P4"><text:span text:style-name="T2">Разделы ТЗ могут быть разделены на подразделы. Допускается вводить дополнительные, исключать или объединять подразделы ТЗ.</text:span></text:p>
      <text:p text:style-name="P4"><text:span text:style-name="T2">В ТЗ на СЧ не включают разделы, дублирующие содержание разделов ТЗ на АС в целом.</text:span></text:p>
      <text:p text:style-name="P4"><text:span text:style-name="T2">4.3 В разделе «Общие сведения» указывают следующее:</text:span></text:p>
      <text:p text:style-name="P4"><text:span text:style-name="T2">- полное наименование АС и ее условное обозначение;</text:span></text:p>
      <text:p text:style-name="P4"><text:span text:style-name="T2">- шифр темы (при наличии);</text:span></text:p>
      <text:p text:style-name="P4"><text:span text:style-name="T2">- наименование организации — заказчика АС, наименование организации-разработчика (при наличии сведений о ней);</text:span></text:p>
      <text:p text:style-name="P4"><text:span text:style-name="T2">- перечень документов, на основании которых создается АС, кем и когда утверждены эти документы;</text:span></text:p>
      <text:p text:style-name="P4"><text:span text:style-name="T2">2</text:span></text:p>
      <text:p text:style-name="P4"><text:span text:style-name="T2">ГОСТ 34.602— 2020</text:span></text:p>
      <text:p text:style-name="P4"><text:span text:style-name="T2">- плановые сроки начала и окончания работ по созданию АС;</text:span></text:p>
      <text:p text:style-name="P4"><text:span text:style-name="T2">- общие сведения об источниках и порядке финансирования работ.</text:span></text:p>
      <text:p text:style-name="P4"><text:span text:style-name="T2">Примечание — К документам, на основании которых или в соответствии с которыми создается АС, могут</text:span></text:p>
      <text:p text:style-name="P4"><text:span text:style-name="T2">относиться, например, следующие:</text:span></text:p>
      <text:p text:style-name="P4"><text:span text:style-name="T2">- договорные документы на создание АС;</text:span></text:p>
      <text:p text:style-name="P4"><text:span text:style-name="T2">- нормативно-правовые и нормативно-технические документы, регламентирующие создание АС;</text:span></text:p>
      <text:p text:style-name="P4"><text:span text:style-name="T2">- техническое задание на создание ранее разрабатывавшейся АС.</text:span></text:p>
      <text:p text:style-name="P4"><text:span text:style-name="T2">4.4 Раздел «Цели и назначение создания автоматизированной системы» состоит из следующих</text:span></text:p>
      <text:p text:style-name="P4"><text:soft-page-break/><text:span text:style-name="T2">подразделов:</text:span></text:p>
      <text:p text:style-name="P4"><text:span text:style-name="T2">- цели создания АС;</text:span></text:p>
      <text:p text:style-name="P4"><text:span text:style-name="T2">- назначение АС.</text:span></text:p>
      <text:p text:style-name="P4"><text:span text:style-name="T2">4.4.1 В подразделе «Цели создания АС» приводят наименования и требуемые значения технических, технологических, производственно-экономических или других показателей объекта автоматизации, которые должны быть достигнуты в результате создания АС, и указывают критерии оценки достижения целей создания АС.</text:span></text:p>
      <text:p text:style-name="P4"><text:span text:style-name="T2">4.4.2 В подразделе «Назначение АС» указывают вид автоматизируемой деятельности (управление, проектирование и т. п.) применительно к объекту автоматизации в целом.</text:span></text:p>
      <text:p text:style-name="P4"><text:span text:style-name="T2">Для сложного объекта автоматизации приводится общий перечень объектов, на которых планируется использовать АС.</text:span></text:p>
      <text:p text:style-name="P4"><text:span text:style-name="T2">4.5 В разделе «Характеристика объекта автоматизации» приводят следующую информацию:</text:span></text:p>
      <text:p text:style-name="P4"><text:span text:style-name="T2">- основные сведения об объекте автоматизации или ссылки на документы, содержащие такие</text:span></text:p>
      <text:p text:style-name="P4"><text:span text:style-name="T2">сведения;</text:span></text:p>
      <text:p text:style-name="P4"><text:span text:style-name="T2">- сведения об условиях эксплуатации объекта автоматизации и характеристиках окружающей</text:span></text:p>
      <text:p text:style-name="P4"><text:span text:style-name="T2">среды.</text:span></text:p>
      <text:p text:style-name="P4"><text:span text:style-name="T2">Примечание — В разделе приводят основные сведения об объекте автоматизации, позволяющие однозначно его идентифицировать и сформировать правильное представление о масштабах разработки.</text:span></text:p>
      <text:p text:style-name="P4"><text:span text:style-name="T2">4.6 Раздел «Требования к автоматизированной системе» состоит из следующих подразделов:</text:span></text:p>
      <text:p text:style-name="P4"><text:span text:style-name="T2">- требования к структуре АС в целом;</text:span></text:p>
      <text:p text:style-name="P4"><text:span text:style-name="T2">- требования к функциям (задачам), выполняемым АС;</text:span></text:p>
      <text:p text:style-name="P4"><text:span text:style-name="T2">- требования к видам обеспечения АС;</text:span></text:p>
      <text:p text:style-name="P4"><text:span text:style-name="T2">- общие технические требования к АС.</text:span></text:p>
      <text:p text:style-name="P4"><text:span text:style-name="T2">Состав требований к АС, включаемых в данный раздел ТЗ на АС, устанавливают в зависимости</text:span></text:p>
      <text:p text:style-name="P4"><text:span text:style-name="T2">от вида, назначения, специфических особенностей и условий функционирования конкретной автоматизированной системы. В каждом подразделе приводят ссылки на действующие НТД, определяющие</text:span></text:p>
      <text:p text:style-name="P4"><text:span text:style-name="T2">требования к автоматизированным системам соответствующего вида.</text:span></text:p>
      <text:p text:style-name="P4"><text:span text:style-name="T2">4.6.1 В подразделе «Требования к структуре АС в целом» указывают следующее:</text:span></text:p>
      <text:p text:style-name="P4"><text:span text:style-name="T2">- перечень подсистем (при их наличии), их назначение и основные характеристики. Дополнительно могут быть приведены требования к числу уровней иерархии и степени централизации АС;</text:span></text:p>
      <text:p text:style-name="P4"><text:span text:style-name="T2">- требования к способам и средствам обеспечения информационного взаимодействия компонентов АС;</text:span></text:p>
      <text:p text:style-name="P4"><text:soft-page-break/><text:span text:style-name="T2">- требования к характеристикам взаимосвязей создаваемой АС со смежными АС, требования к</text:span></text:p>
      <text:p text:style-name="P4"><text:span text:style-name="T2">интероперабельности, требования к ее совместимости, в том числе указания о способах обмена информацией;</text:span></text:p>
      <text:p text:style-name="P4"><text:span text:style-name="T2">- требования к режимам функционирования АС;</text:span></text:p>
      <text:p text:style-name="P4"><text:span text:style-name="T2">- требования по диагностированию АС;</text:span></text:p>
      <text:p text:style-name="P4"><text:span text:style-name="T2">- перспективы развития, модернизации АС.</text:span></text:p>
      <text:p text:style-name="P4"><text:span text:style-name="T2">4.6.2 В подразделе «Требования к функциям (задачам), выполняемым АС», приводят перечень</text:span></text:p>
      <text:p text:style-name="P4"><text:span text:style-name="T2">функций (задач), подлежащих автоматизации для АС в целом или для каждой подсистемы (при их</text:span></text:p>
      <text:p text:style-name="P4"><text:span text:style-name="T2">наличии). В перечень включаются в том числе функции (задачи), обеспечивающие взаимодействие</text:span></text:p>
      <text:p text:style-name="P4"><text:span text:style-name="T2">частей АС.</text:span></text:p>
      <text:p text:style-name="P4"><text:span text:style-name="T2">Для каждой функции (задачи) должен быть указан результат ее выполнения и, при необходимости, приведены основные характеристики результата.</text:span></text:p>
      <text:p text:style-name="P4"><text:span text:style-name="T2">При необходимости дополнительно могут быть указаны следующие данные:</text:span></text:p>
      <text:p text:style-name="P4"><text:span text:style-name="T2">- временной регламент реализации каждой функции (задачи);</text:span></text:p>
      <text:p text:style-name="P4"><text:span text:style-name="T2">3</text:span></text:p>
      <text:p text:style-name="P4"><text:span text:style-name="T2">ГОСТ 34.602—2020</text:span></text:p>
      <text:p text:style-name="P4"><text:span text:style-name="T2">- требования к реализации каждой функции (задачи), к форме представления выходной информации, характеристики необходимой точности и времени выполнения, требования одновременности</text:span></text:p>
      <text:p text:style-name="P4"><text:span text:style-name="T2">выполнения группы функций, достоверности выдачи результатов;</text:span></text:p>
      <text:p text:style-name="P4"><text:span text:style-name="T2">- перечень и критерии отказов для каждой функции, по которой задаются требования по надежности.</text:span></text:p>
      <text:p text:style-name="P4"><text:span text:style-name="T2">4.6.3 В подразделе «Требования к видам обеспечения АС» приводят требования к математическому, информационному, лингвистическому, программному, техническому, метрологическому, организационному, методическому и другим видам обеспечения АС.</text:span></text:p>
      <text:p text:style-name="P4"><text:span text:style-name="T2">4.6.3.1 Для математического обеспечения АС приводят требования к составу, области применения (ограничениям) и способам использования в АС математических методов и моделей, типовых алгоритмов и алгоритмов, подлежащих разработке.</text:span></text:p>
      <text:p text:style-name="P4"><text:span text:style-name="T2">4.6.3.2 Для информационного обеспечения АС приводят следующие требования:</text:span></text:p>
      <text:p text:style-name="P4"><text:span text:style-name="T2">- к составу, структуре и способам организации данных в АС;</text:span></text:p>
      <text:p text:style-name="P4"><text:span text:style-name="T2">- к информационному обмену между компонентами АС и со смежными АС;</text:span></text:p>
      <text:p text:style-name="P4"><text:span text:style-name="T2">- к информационной совместимости со смежными АС;</text:span></text:p>
      <text:p text:style-name="P4"><text:span text:style-name="T2">- по использованию действующих и по разработке новых классификаторов, справочников, форм</text:span></text:p>
      <text:p text:style-name="P4"><text:span text:style-name="T2">документов;</text:span></text:p>
      <text:p text:style-name="P4"><text:span text:style-name="T2">- по применению систем управления базами данных;</text:span></text:p>
      <text:p text:style-name="P4"><text:soft-page-break/><text:span text:style-name="T2">- к представлению данных в АС;</text:span></text:p>
      <text:p text:style-name="P4"><text:span text:style-name="T2">- к контролю, хранению, обновлению и восстановлению данных.</text:span></text:p>
      <text:p text:style-name="P4"><text:span text:style-name="T2">4.6.3.3 Для лингвистического обеспечения АС приводят следующие требования:</text:span></text:p>
      <text:p text:style-name="P4"><text:span text:style-name="T2">- к языкам, используемым в АС, и возможности расширения набора языков (при необходимости);</text:span></text:p>
      <text:p text:style-name="P4"><text:span text:style-name="T2">- к способам организации диалога;</text:span></text:p>
      <text:p text:style-name="P4"><text:span text:style-name="T2">- к разработке и использованию словарей, тезаурусов;</text:span></text:p>
      <text:p text:style-name="P4"><text:span text:style-name="T2">- к описанию синтаксиса формализованного языка.</text:span></text:p>
      <text:p text:style-name="P4"><text:span text:style-name="T2">4.6.3.4 Для программного обеспечения АС приводят следующую информацию:</text:span></text:p>
      <text:p text:style-name="P4"><text:span text:style-name="T2">- требования к составу и видам программного обеспечения;</text:span></text:p>
      <text:p text:style-name="P4"><text:span text:style-name="T2">- требования к выбору используемого программного обеспечения;</text:span></text:p>
      <text:p text:style-name="P4"><text:span text:style-name="T2">- требования к разрабатываемому программному обеспечению;</text:span></text:p>
      <text:p text:style-name="P4"><text:span text:style-name="T2">- перечень допустимых покупных программных средств (при наличии).</text:span></text:p>
      <text:p text:style-name="P4"><text:span text:style-name="T2">4.6.3.5 Для технического обеспечения АС приводят следующие требования:</text:span></text:p>
      <text:p text:style-name="P4"><text:span text:style-name="T2">- к видам технических средств, в том числе к видам комплексов технических средств, программно-технических комплексов и других комплектующих изделий, допустимых к использованию в АС;</text:span></text:p>
      <text:p text:style-name="P4"><text:span text:style-name="T2">- к функциональным, конструктивным и эксплуатационным характеристикам средств технического обеспечения АС.</text:span></text:p>
      <text:p text:style-name="P4"><text:span text:style-name="T2">4.6.3.6 В требованиях к метрологическому обеспечению АС приводят следующую информацию:</text:span></text:p>
      <text:p text:style-name="P4"><text:span text:style-name="T2">- количественные значения показателей метрологического обеспечения;</text:span></text:p>
      <text:p text:style-name="P4"><text:span text:style-name="T2">- требования к методам (методикам) измерений и измерительного контроля параметров и их характеристик;</text:span></text:p>
      <text:p text:style-name="P4"><text:span text:style-name="T2">- требования к средствам измерений и измерительного контроля;</text:span></text:p>
      <text:p text:style-name="P4"><text:span text:style-name="T2">- требования к метрологическому обеспечению испытаний АС;</text:span></text:p>
      <text:p text:style-name="P4"><text:span text:style-name="T2">- требования к программе метрологического обеспечения АС;</text:span></text:p>
      <text:p text:style-name="P4"><text:span text:style-name="T2">- требования к метрологической совместимости технических средств АС;</text:span></text:p>
      <text:p text:style-name="P4"><text:span text:style-name="T2">- требования проведения метрологической экспертизы технической документации (при необходимости).</text:span></text:p>
      <text:p text:style-name="P4"><text:span text:style-name="T2">4.6.3.7 Для организационного обеспечения АС приводят следующие требования:</text:span></text:p>
      <text:p text:style-name="P4"><text:span text:style-name="T2">- к структуре и функциям подразделений, участвующих в функционировании АС или обеспечивающих эксплуатацию;</text:span></text:p>
      <text:p text:style-name="P4"><text:span text:style-name="T2">- к организации функционирования АС и порядку взаимодействия персонала и пользователей АС;</text:span></text:p>
      <text:p text:style-name="P4"><text:span text:style-name="T2">- к организации функционирования АС при сбоях, отказах и авариях;</text:span></text:p>
      <text:p text:style-name="P4"><text:span text:style-name="T2">- к порядку обеспечения нормативными документами, необходимыми для разработки АС.</text:span></text:p>
      <text:p text:style-name="P4"><text:span text:style-name="T2">4.6.3.8 Для методического обеспечения АС приводят следующую информацию:</text:span></text:p>
      <text:p text:style-name="P4"><text:span text:style-name="T2">- перечень применяемых при разработке и функционировании АС нормативно-технических документов (стандартов, нормативов, методик, профилей и т. п.);</text:span></text:p>
      <text:p text:style-name="P4"><text:span text:style-name="T2">4</text:span></text:p>
      <text:p text:style-name="P4"><text:soft-page-break/><text:span text:style-name="T2">ГОСТ 34.602— 2020</text:span></text:p>
      <text:p text:style-name="P4"><text:span text:style-name="T2">- порядок и правила обеспечения разработчиков АС нормативно-технической документацией.</text:span></text:p>
      <text:p text:style-name="P4"><text:span text:style-name="T2">4.6.4 В подразделе «Общие технические требования к АС» указывают следующее:</text:span></text:p>
      <text:p text:style-name="P4"><text:span text:style-name="T2">- требования к численности и квалификации персонала и пользователей АС;</text:span></text:p>
      <text:p text:style-name="P4"><text:span text:style-name="T2">- требования к показателям назначения;</text:span></text:p>
      <text:p text:style-name="P4"><text:span text:style-name="T2">- требования к надежности;</text:span></text:p>
      <text:p text:style-name="P4"><text:span text:style-name="T2">- требования по безопасности;</text:span></text:p>
      <text:p text:style-name="P4"><text:span text:style-name="T2">- требования к эргономике и технической эстетике;</text:span></text:p>
      <text:p text:style-name="P4"><text:span text:style-name="T2">- требования к транспортабельности для подвижных АС;</text:span></text:p>
      <text:p text:style-name="P4"><text:span text:style-name="T2">- требования к эксплуатации, техническому обслуживанию, ремонту и хранению компонентов АС;</text:span></text:p>
      <text:p text:style-name="P4"><text:span text:style-name="T2">- требования к защите информации от несанкционированного доступа;</text:span></text:p>
      <text:p text:style-name="P4"><text:span text:style-name="T2">- требования по сохранности информации при авариях;</text:span></text:p>
      <text:p text:style-name="P4"><text:span text:style-name="T2">- требования к защите от влияния внешних воздействий;</text:span></text:p>
      <text:p text:style-name="P4"><text:span text:style-name="T2">- требования к патентной чистоте и патентоспособности;</text:span></text:p>
      <text:p text:style-name="P4"><text:span text:style-name="T2">- требования по стандартизации и унификации;</text:span></text:p>
      <text:p text:style-name="P4"><text:span text:style-name="T2">- дополнительные требования.</text:span></text:p>
      <text:p text:style-name="P4"><text:span text:style-name="T2">4.6.4.1 В требованиях к численности и квалификации персонала и пользователей АС приводят</text:span></text:p>
      <text:p text:style-name="P4"><text:span text:style-name="T2">следующее:</text:span></text:p>
      <text:p text:style-name="P4"><text:span text:style-name="T2">- требования к численности персонала и пользователей АС;</text:span></text:p>
      <text:p text:style-name="P4"><text:span text:style-name="T2">- требования к квалификации персонала и пользователей АС, порядку их подготовки и контроля</text:span></text:p>
      <text:p text:style-name="P4"><text:span text:style-name="T2">знаний и навыков;</text:span></text:p>
      <text:p text:style-name="P4"><text:span text:style-name="T2">- требуемый режим работы персонала и пользователей АС.</text:span></text:p>
      <text:p text:style-name="P4"><text:span text:style-name="T2">4.6.4.2 В требованиях к показателям назначения АС приводят значения параметров, характеризующих степень соответствия АС ее назначению (при их наличии).</text:span></text:p>
      <text:p text:style-name="P4"><text:span text:style-name="T2">4.6.4.3 В требования к надежности включают:</text:span></text:p>
      <text:p text:style-name="P4"><text:span text:style-name="T2">- состав и количественные значения показателей надежности для АС в целом или ее подсистем</text:span></text:p>
      <text:p text:style-name="P4"><text:span text:style-name="T2">(составных частей);</text:span></text:p>
      <text:p text:style-name="P4"><text:span text:style-name="T2">- перечень аварийных ситуаций, по которым должны быть регламентированы требования к надежности, и значения соответствующих показателей;</text:span></text:p>
      <text:p text:style-name="P4"><text:span text:style-name="T2">- требования к надежности технических средств и программного обеспечения;</text:span></text:p>
      <text:p text:style-name="P4"><text:span text:style-name="T2">- требования к методам оценки и контроля показателей надежности на разных стадиях создания</text:span></text:p>
      <text:p text:style-name="P4"><text:span text:style-name="T2">АС в соответствии с действующими нормативно-техническими документами.</text:span></text:p>
      <text:p text:style-name="P4"><text:span text:style-name="T2">4.6.4.4 В требования по безопасности включают требования по обеспечению безопасности при</text:span></text:p>
      <text:p text:style-name="P4"><text:soft-page-break/><text:span text:style-name="T2">монтаже, наладке, эксплуатации, обслуживании и ремонте технических средств АС (защита от воздействий электрического тока, электромагнитных полей и т. п.), по допустимым уровням вибрационных и</text:span></text:p>
      <text:p text:style-name="P4"><text:span text:style-name="T2">шумовых нагрузок, а также по обеспечению экологической безопасности.</text:span></text:p>
      <text:p text:style-name="P4"><text:span text:style-name="T2">4.6.4.5 В требования к эргономике и технической эстетике включают следующие требования:</text:span></text:p>
      <text:p text:style-name="P4"><text:span text:style-name="T2">- эргономические требования к организации и средствам деятельности персонала и пользователей АС, в том числе к средствам отображения информации и организации рабочего места;</text:span></text:p>
      <text:p text:style-name="P4"><text:span text:style-name="T2">- требования к технической эстетике, определяющие композиционную целостность, информационную выразительность, рациональность формы и культуру производственного исполнения создаваемого изделия, в том числе реализации человеко-машинного интерфейса.</text:span></text:p>
      <text:p text:style-name="P4"><text:span text:style-name="T2">4.6.4.6 В требования к транспортабельности для подвижных АС включают конструктивные требования, обеспечивающие транспортабельность технических средств АС, а также требования к транспортным средствам, включая условия транспортирования, возможность перевозки в готовом к функционированию состоянии, необходимость защиты элементов АС от внешних воздействующих факторов</text:span></text:p>
      <text:p text:style-name="P4"><text:span text:style-name="T2">при транспортировании, а также требования безопасности перевозки.</text:span></text:p>
      <text:p text:style-name="P4"><text:span text:style-name="T2">4.6.4.7 В требования к эксплуатации, техническому обслуживанию, ремонту и хранению компонентов АС включают:</text:span></text:p>
      <text:p text:style-name="P4"><text:span text:style-name="T2">- условия и регламент (режим) эксплуатации, которые должны обеспечивать использование технических средств (ТС) и программно-технических средств (ПТС) АС с заданными показателями;</text:span></text:p>
      <text:p text:style-name="P4"><text:span text:style-name="T2">- требования к видам, периодичности и объему технического обслуживания, контролю технического состояния и ремонта или допустимость работы без обслуживания;</text:span></text:p>
      <text:p text:style-name="P4"><text:span text:style-name="T2">- предварительные требования к допустимым площадям для размещения персонала и технических средств АС, к параметрам сетей энергоснабжения, вентиляции, охлаждения и т. п.;</text:span></text:p>
      <text:p text:style-name="P4"><text:span text:style-name="T2">- требования к составу, размещению и условиям хранения комплекта запасных частей, инструментов и принадлежностей, а также к нормам расхода запасных частей;</text:span></text:p>
      <text:p text:style-name="P4"><text:span text:style-name="T2">- требования к регламенту обслуживания.</text:span></text:p>
      <text:p text:style-name="P4"><text:span text:style-name="T2">5</text:span></text:p>
      <text:p text:style-name="P4"><text:span text:style-name="T2">ГОСТ 34.602—2020</text:span></text:p>
      <text:p text:style-name="P4"><text:span text:style-name="T2">4.6.4.8 В требования к защите информации от несанкционированного доступа включают требования, установленные в НТД, действующей в отрасли (ведомстве) заказчика.</text:span></text:p>
      <text:p text:style-name="P4"><text:span text:style-name="T2">4.6.4.9 В требованиях по сохранности информации приводят перечень событий: аварий, отказов</text:span></text:p>
      <text:p text:style-name="P4"><text:soft-page-break/><text:span text:style-name="T2">технических средств (в том числе — потеря питания) и т. п., при которых должна быть обеспечена сохранность информации в АС.</text:span></text:p>
      <text:p text:style-name="P4"><text:span text:style-name="T2">4.6.4.10 В требованиях к защите от внешних воздействий приводят:</text:span></text:p>
      <text:p text:style-name="P4"><text:span text:style-name="T2">- требования к радиоэлектронной защите средств АС;</text:span></text:p>
      <text:p text:style-name="P4"><text:span text:style-name="T2">- требования по стойкости, устойчивости и прочности к внешним воздействиям (среде применения).</text:span></text:p>
      <text:p text:style-name="P4"><text:span text:style-name="T2">4.6.4.11 В требованиях к патентной чистоте и патентоспособности указывают требования по патентной чистоте и патентоспособности АС и ее частей, включая требования по проведению патентных</text:span></text:p>
      <text:p text:style-name="P4"><text:span text:style-name="T2">исследований.</text:span></text:p>
      <text:p text:style-name="P4"><text:span text:style-name="T2">4.6.4.12 В требования к стандартизации и унификации включают показатели, устанавливающие</text:span></text:p>
      <text:p text:style-name="P4"><text:span text:style-name="T2">следующее:</text:span></text:p>
      <text:p text:style-name="P4"><text:span text:style-name="T2">- требуемую степень использования стандартных, унифицированных методов реализации функций (задач) АС, поставляемых программных средств, типовых математических методов и моделей, типовых проектных решений, унифицированных форм документов, общероссийских классификаторов и</text:span></text:p>
      <text:p text:style-name="P4"><text:span text:style-name="T2">классификаторов других категорий в соответствии с областью их применения;</text:span></text:p>
      <text:p text:style-name="P4"><text:span text:style-name="T2">- требования к использованию типовых автоматизированных рабочих мест, компонентов и комплексов.</text:span></text:p>
      <text:p text:style-name="P4"><text:span text:style-name="T2">4.6.4.13 В дополнительные требования включают:</text:span></text:p>
      <text:p text:style-name="P4"><text:span text:style-name="T2">- требования к оснащению АС учебно-тренировочными средствами и документацией на них;</text:span></text:p>
      <text:p text:style-name="P4"><text:span text:style-name="T2">- требования к сервисной аппаратуре, стендам для проверки элементов АС;</text:span></text:p>
      <text:p text:style-name="P4"><text:span text:style-name="T2">- требования к АС, связанные с особыми условиями эксплуатации;</text:span></text:p>
      <text:p text:style-name="P4"><text:span text:style-name="T2">- специальные требования по усмотрению разработчика или заказчика АС.</text:span></text:p>
      <text:p text:style-name="P4"><text:span text:style-name="T2">4.7 Раздел «Состав и содержание работ по созданию автоматизированной системы» должен содержать перечень этапов работ по созданию АС и сроки их выполнения.</text:span></text:p>
      <text:p text:style-name="P4"><text:span text:style-name="T2">4.8 В разделе «Порядок разработки автоматизированной системы» приводят следующее:</text:span></text:p>
      <text:p text:style-name="P4"><text:span text:style-name="T2">- порядок организации разработки АС;</text:span></text:p>
      <text:p text:style-name="P4"><text:span text:style-name="T2">- перечень документов и исходных данных для разработки АС;</text:span></text:p>
      <text:p text:style-name="P4"><text:span text:style-name="T2">- перечень документов, предъявляемых по окончании соответствующих этапов работ;</text:span></text:p>
      <text:p text:style-name="P4"><text:span text:style-name="T2">- порядок проведения экспертизы технической документации;</text:span></text:p>
      <text:p text:style-name="P4"><text:span text:style-name="T2">- перечень макетов (при необходимости), порядок их разработки, изготовления, испытаний, необходимость разработки на них документации, программы и методик испытаний;</text:span></text:p>
      <text:p text:style-name="P4"><text:span text:style-name="T2">- порядок разработки, согласования и утверждения плана совместных работ по разработке АС;</text:span></text:p>
      <text:p text:style-name="P4"><text:span text:style-name="T2">- порядок разработки, согласования и утверждения программы работ по стандартизации;</text:span></text:p>
      <text:p text:style-name="P4"><text:soft-page-break/><text:span text:style-name="T2">- требования к гарантийным обязательствам разработчика;</text:span></text:p>
      <text:p text:style-name="P4"><text:span text:style-name="T2">- порядок проведения технико-экономической оценки разработки АС;</text:span></text:p>
      <text:p text:style-name="P4"><text:span text:style-name="T2">- порядок разработки, согласования и утверждения программы метрологического обеспечения,</text:span></text:p>
      <text:p text:style-name="P4"><text:span text:style-name="T2">программы обеспечения надежности, программы эргономического обеспечения.</text:span></text:p>
      <text:p text:style-name="P4"><text:span text:style-name="T2">4.9 В разделе «Порядок контроля и приемки автоматизированной системы» указывают следующую информацию:</text:span></text:p>
      <text:p text:style-name="P4"><text:span text:style-name="T2">- виды, состав и методы испытаний АС и ее составных частей;</text:span></text:p>
      <text:p text:style-name="P4"><text:span text:style-name="T2">- общие требования к приемке работ, порядок согласования и утверждения приемочной документации;</text:span></text:p>
      <text:p text:style-name="P4"><text:span text:style-name="T2">- статус приемочной комиссии (государственная, межведомственная, ведомственная и др.).</text:span></text:p>
      <text:p text:style-name="P4"><text:span text:style-name="T2">Примечание — Порядок согласования и утверждения приемочной документации, а также статус приемочной комиссии указываются при необходимости.</text:span></text:p>
      <text:p text:style-name="P4"><text:span text:style-name="T2">4.10 В разделе «Требования к составу и содержанию работ по подготовке объекта автоматизации</text:span></text:p>
      <text:p text:style-name="P4"><text:span text:style-name="T2">к вводу автоматизированной системы в действие» приводят перечень мероприятий, которые необходимо осуществить при подготовке объекта автоматизации к вводу АС в действие.</text:span></text:p>
      <text:p text:style-name="P4"><text:span text:style-name="T2">В перечень мероприятий включают следующее:</text:span></text:p>
      <text:p text:style-name="P4"><text:span text:style-name="T2">- создание условий функционирования объекта автоматизации, при которых гарантируется соответствие создаваемой АС требованиям, содержащимся в ТЗ на АС;</text:span></text:p>
      <text:p text:style-name="P4"><text:span text:style-name="T2">- проведение необходимых организационно-штатных мероприятий;</text:span></text:p>
      <text:p text:style-name="P4"><text:span text:style-name="T2">- порядок обучения персонала и пользователей АС.</text:span></text:p>
      <text:p text:style-name="P4"><text:span text:style-name="T2">6</text:span></text:p>
      <text:p text:style-name="P4"><text:span text:style-name="T2">ГОСТ 34.602— 2020</text:span></text:p>
      <text:p text:style-name="P4"><text:span text:style-name="T2">4.11 В разделе «Требования к документированию» приводят следующую информацию:</text:span></text:p>
      <text:p text:style-name="P4"><text:span text:style-name="T2">- перечень подлежащих разработке документов;</text:span></text:p>
      <text:p text:style-name="P4"><text:span text:style-name="T2">- вид представления и количество документов;</text:span></text:p>
      <text:p text:style-name="P4"><text:span text:style-name="T2">- требования по использованию ЕСКД и ЕСПД при разработке документов.</text:span></text:p>
      <text:p text:style-name="P4"><text:span text:style-name="T2">При отсутствии государственных стандартов, определяющих требования к документированию</text:span></text:p>
      <text:p text:style-name="P4"><text:span text:style-name="T2">элементов АС, дополнительно включают требования к составу и содержанию таких документов.</text:span></text:p>
      <text:p text:style-name="P4"><text:span text:style-name="T2">4.12 В разделе «Источники разработки» должны быть перечислены документы и информационные материалы (технико-экономическое обоснование, отчеты о законченных научно-исследовательских работах, информационные материалы на отечественные, зарубежные системы-аналоги и др.), на</text:span></text:p>
      <text:p text:style-name="P4"><text:span text:style-name="T2">основании которых разрабатывалось ТЗ и которые должны быть использованы при создании АС.</text:span></text:p>
      <text:p text:style-name="P4"><text:soft-page-break/><text:span text:style-name="T2">5 Правила оформления</text:span></text:p>
      <text:p text:style-name="P4"><text:span text:style-name="T2">5.1 Разделы и подразделы ТЗ на АС должны быть размещены в порядке, установленном в разделе 4.</text:span></text:p>
      <text:p text:style-name="P4"><text:span text:style-name="T2">5.2 ТЗ на АС оформляют в виде текстового документа.</text:span></text:p>
      <text:p text:style-name="P4"><text:span text:style-name="T2">Номера листов (страниц) проставляют начиная с первого листа, следующего за титульным листом, в верхней части листа (над текстом, посередине).</text:span></text:p>
      <text:p text:style-name="P4"><text:span text:style-name="T2">При необходимости в ТЗ на АС могут включаться схемы, рисунки, таблицы и др. иллюстративный</text:span></text:p>
      <text:p text:style-name="P4"><text:span text:style-name="T2">материал.</text:span></text:p>
      <text:p text:style-name="P4"><text:span text:style-name="T2">5.3 Значения показателей, норм и требований указывают, как правило, с предельными отклонениями или максимальным и минимальным значениями. Если эти показатели, нормы, требования</text:span></text:p>
      <text:p text:style-name="P4"><text:span text:style-name="T2">однозначно регламентированы НТД, в ТЗ на АС следует приводить ссылку на эти документы или их</text:span></text:p>
      <text:p text:style-name="P4"><text:span text:style-name="T2">разделы, а также дополнительные требования, учитывающие особенности создаваемой АС. Если конкретные значения показателей, норм и требований не могут быть установлены в процессе разработки</text:span></text:p>
      <text:p text:style-name="P4"><text:span text:style-name="T2">ТЗ на АС, в нем следует сделать запись о порядке установления и согласования этих показателей, норм</text:span></text:p>
      <text:p text:style-name="P4"><text:span text:style-name="T2">и требований:</text:span></text:p>
      <text:p text:style-name="P4"><text:span text:style-name="T2">«Окончательное требование (значение) уточняется... и согласовывается ...». При этом в текст ТЗ</text:span></text:p>
      <text:p text:style-name="P4"><text:span text:style-name="T2">на АС изменений не вносят.</text:span></text:p>
      <text:p text:style-name="P4"><text:span text:style-name="T2">5.4 На титульном листе помещают подписи заказчика и согласующих организаций. Так как титульный лист является первым листом документа, подписи должностных лиц, участвующих в согласовании и рассмотрении проекта ТЗ на АС, помещают на последнем листе.</text:span></text:p>
      <text:p text:style-name="P4"><text:span text:style-name="T2">5.5 При необходимости на титульном листе ТЗ на АС допускается помещать установленные в отрасли отметки, например: гриф секретности, код работы, регистрационный номер ТЗ и другие отметки.</text:span></text:p>
      <text:p text:style-name="P4"><text:span text:style-name="T2">5.6 Титульный лист дополнения к ТЗ на АС оформляют аналогично титульному листу технического задания. Вместо наименования «Техническое задание» пишут «Дополнение № ... к ТЗ на АС ... ».</text:span></text:p>
      <text:p text:style-name="P4"><text:span text:style-name="T2">5.7 На последующих листах дополнения к ТЗ на АС помещают основание для изменения, содержание изменения и ссылки на документы, в соответствии с которыми вносятся эти изменения (при</text:span></text:p>
      <text:p text:style-name="P4"><text:span text:style-name="T2">необходимости).</text:span></text:p>
      <text:p text:style-name="P4"><text:span text:style-name="T2">5.8 При изложении текста дополнения к ТЗ следует указывать номера соответствующих пунктов,</text:span></text:p>
      <text:p text:style-name="P4"><text:span text:style-name="T2">подпунктов, таблиц основного ТЗ на АС и т. п. и применять слова: «заменить», «дополнить», «исключить», «изложить в новой редакции».</text:span></text:p>
      <text:p text:style-name="P4"><text:span text:style-name="T2"/></text:p>
      <text:p text:style-name="P6"><text:span text:style-name="T3">4.2 </text:span><text:span text:style-name="T2">техническое задание</text:span></text:p>
      <text:p text:style-name="P7"><text:soft-page-break/><text:span text:style-name="T2"/></text:p>
      <text:p text:style-name="P7"><text:span text:style-name="T2"/></text:p>
      <text:section text:style-name="Sect1" text:name="textContainer1">
        <text:section text:style-name="Sect2" text:name="textBlock1">
          <text:h text:style-name="P1" text:outline-level="2"><text:bookmark text:name="P001A"/>   <text:span text:style-name="T8">1 Область применения</text:span></text:h>
          <text:p text:style-name="P12"><text:bookmark text:name="P001B"/></text:p>
          <text:p text:style-name="P13"><text:bookmark text:name="P001B_1"/>Настоящий стандарт устанавливает общие технические требования к химической чистке изделий, а также требования, обеспечивающие безопасность жизни и здоровья потребителей, окружающей среды, сохранность изделий, прошедших химическую чистку.</text:p>
          <text:p text:style-name="P13"><text:bookmark text:name="P001B_2"/>Положения настоящего стандарта распространяются на изделия (объекты) химической чистки различного ассортимента, изготовленные из различных материалов.</text:p>
          <text:p text:style-name="P13"><text:bookmark text:name="P001B_3"/>Настоящий стандарт применяется организациями (предприятиями) независимо от их организационно-правовой формы, а также индивидуальными предпринимателями, оказывающими потребителям услуги химической чистки изделий.</text:p>
          <text:h text:style-name="P2" text:outline-level="2"><text:bookmark text:name="P001E"/>     <text:span text:style-name="T11">2 Нормативные ссылки</text:span></text:h>
          <text:p text:style-name="P12"><text:bookmark text:name="P001F"/></text:p>
          <text:p text:style-name="P13"><text:bookmark text:name="P001F_1"/>В настоящем стандарте использованы нормативные ссылки на следующие стандарты:</text:p>
          <text:p text:style-name="P12"><text:a xlink:type="simple" xlink:href="https://docs.cntd.ru/document/9051953" text:style-name="Internet_20_link" text:visited-style-name="Visited_20_Internet_20_Link"><text:bookmark text:name="P001F_2"/><text:span text:style-name="T13">ГОСТ 12.1.004</text:span></text:a><text:span text:style-name="T14"> Система стандартов безопасности труда. Пожарная безопасность. Общие требования</text:span></text:p>
          <text:p text:style-name="P12"><text:a xlink:type="simple" xlink:href="https://docs.cntd.ru/document/1200003608#7D20K3" text:style-name="Internet_20_link" text:visited-style-name="Visited_20_Internet_20_Link"><text:bookmark text:name="P001F_3"/><text:span text:style-name="T13">ГОСТ 12.1.005</text:span></text:a><text:span text:style-name="T14"> Система стандартов безопасности труда. Общие санитарно-гигиенические требования к воздуху рабочей зоны</text:span></text:p>
          <text:p text:style-name="P12"><text:a xlink:type="simple" xlink:href="https://docs.cntd.ru/document/1200012540" text:style-name="Internet_20_link" text:visited-style-name="Visited_20_Internet_20_Link"><text:bookmark text:name="P001F_4"/><text:span text:style-name="T13">ГОСТ 12.2.084</text:span></text:a><text:span text:style-name="T14"> (ИСО 6178-83) Машины и оборудование для прачечных и предприятий химчистки. Общие требования безопасности</text:span></text:p>
          <text:p text:style-name="P12"><text:a xlink:type="simple" xlink:href="https://docs.cntd.ru/document/1200107714#7D20K3" text:style-name="Internet_20_link" text:visited-style-name="Visited_20_Internet_20_Link"><text:bookmark text:name="P001F_5"/><text:span text:style-name="T13">ГОСТ 938.29</text:span></text:a><text:span text:style-name="T14"> Кожа. Метод испытания устойчивости окраски кож к сухому и мокрому трению</text:span></text:p>
          <text:p text:style-name="P12"><text:a xlink:type="simple" xlink:href="https://docs.cntd.ru/document/1200117512#7D20K3" text:style-name="Internet_20_link" text:visited-style-name="Visited_20_Internet_20_Link"><text:bookmark text:name="P001F_6"/><text:span text:style-name="T13">ГОСТ ISO 3758</text:span></text:a><text:span text:style-name="T14"> Изделия текстильные. Маркировка символами по уходу</text:span></text:p>
          <text:p text:style-name="P12"><text:a xlink:type="simple" xlink:href="https://docs.cntd.ru/document/1200118286#7D20K3" text:style-name="Internet_20_link" text:visited-style-name="Visited_20_Internet_20_Link"><text:bookmark text:name="P001F_7"/><text:span text:style-name="T13">ГОСТ ISO 3759</text:span></text:a><text:span text:style-name="T14"> Материалы текстильные. Подготовка, нанесение меток и измерение проб текстильных материалов и одежды для проведения испытаний по определению изменения размеров</text:span></text:p>
          <text:p text:style-name="P12"><text:a xlink:type="simple" xlink:href="https://docs.cntd.ru/document/1200018487#7D20K3" text:style-name="Internet_20_link" text:visited-style-name="Visited_20_Internet_20_Link"><text:bookmark text:name="P001F_8"/><text:span text:style-name="T13">ГОСТ 3816</text:span></text:a><text:span text:style-name="T14"> (ИСО 811-81) Полотна текстильные. Методы определения гигроскопических и водоотталкивающих свойств</text:span></text:p>
          <text:p text:style-name="P12"><text:a xlink:type="simple" xlink:href="https://docs.cntd.ru/document/1200019692#7D20K3" text:style-name="Internet_20_link" text:visited-style-name="Visited_20_Internet_20_Link"><text:bookmark text:name="P001F_9"/><text:span text:style-name="T13">ГОСТ 4103</text:span></text:a><text:span text:style-name="T14"> Изделия швейные. Методы контроля качества</text:span></text:p>
          <text:p text:style-name="P12"><text:a xlink:type="simple" xlink:href="https://docs.cntd.ru/document/1200018513#7D20K3" text:style-name="Internet_20_link" text:visited-style-name="Visited_20_Internet_20_Link"><text:bookmark text:name="P001F_10"/><text:span text:style-name="T13">ГОСТ 9733.0</text:span></text:a><text:span text:style-name="T14"> Материалы текстильные. Общие требования к методам испытаний устойчивости окрасок к физико-химическим воздействиям</text:span></text:p>
          <text:p text:style-name="P12"><text:a xlink:type="simple" xlink:href="https://docs.cntd.ru/document/1200018520#7D20K3" text:style-name="Internet_20_link" text:visited-style-name="Visited_20_Internet_20_Link"><text:bookmark text:name="P001F_11"/><text:span text:style-name="T13">ГОСТ 9733.4</text:span></text:a><text:span text:style-name="T14"> Материалы текстильные. Метод испытания устойчивости окраски к стиркам</text:span></text:p>
          <text:p text:style-name="P12"><text:a xlink:type="simple" xlink:href="https://docs.cntd.ru/document/1200018536#7D20K3" text:style-name="Internet_20_link" text:visited-style-name="Visited_20_Internet_20_Link"><text:bookmark text:name="P001F_12"/><text:span text:style-name="T13">ГОСТ 9733.13</text:span></text:a><text:span text:style-name="T14"> Материалы текстильные. Метод испытания устойчивости окраски к органическим растворителям</text:span></text:p>
          <text:p text:style-name="P12"><text:a xlink:type="simple" xlink:href="https://docs.cntd.ru/document/1200018571#7D20K3" text:style-name="Internet_20_link" text:visited-style-name="Visited_20_Internet_20_Link"><text:bookmark text:name="P001F_13"/><text:span text:style-name="T13">ГОСТ 9733.27</text:span></text:a><text:span text:style-name="T14"> Материалы текстильные. Метод испытания устойчивости окраски к трению</text:span></text:p>
          <text:p text:style-name="P12"><text:a xlink:type="simple" xlink:href="https://docs.cntd.ru/document/901712432#7D20K3" text:style-name="Internet_20_link" text:visited-style-name="Visited_20_Internet_20_Link"><text:bookmark text:name="P001F_14"/><text:span text:style-name="T13">ГОСТ 16958</text:span></text:a><text:span text:style-name="T14"> Изделия текстильные. Символы по уходу</text:span></text:p>
          <text:p text:style-name="P12"><text:a xlink:type="simple" xlink:href="https://docs.cntd.ru/document/1200166732#7D20K3" text:style-name="Internet_20_link" text:visited-style-name="Visited_20_Internet_20_Link"><text:bookmark text:name="P001F_15"/><text:soft-page-break/><text:span text:style-name="T13">ГОСТ ISO/IEC 17025</text:span></text:a><text:span text:style-name="T14"> Общие требования к компетентности испытательных и калибровочных лабораторий</text:span></text:p>
          <text:p text:style-name="P12"><text:a xlink:type="simple" xlink:href="https://docs.cntd.ru/document/1200018691#7D20K3" text:style-name="Internet_20_link" text:visited-style-name="Visited_20_Internet_20_Link"><text:bookmark text:name="P001F_16"/><text:span text:style-name="T13">ГОСТ 19616</text:span></text:a><text:span text:style-name="T14"> Ткани и трикотажные полотна. Метод определения удельного поверхностного электрического сопротивления</text:span></text:p>
          <text:p text:style-name="P12"><text:a xlink:type="simple" xlink:href="https://docs.cntd.ru/document/1200118014#7D20K3" text:style-name="Internet_20_link" text:visited-style-name="Visited_20_Internet_20_Link"><text:bookmark text:name="P001F_17"/><text:span text:style-name="T13">ГОСТ 19878</text:span></text:a><text:span text:style-name="T14"> Меха, меховые и овчинно-шубные изделия. Маркировка, упаковка, транспортирование и хранение</text:span></text:p>
          <text:p text:style-name="P12"><text:a xlink:type="simple" xlink:href="https://docs.cntd.ru/document/1200037834#7D20K3" text:style-name="Internet_20_link" text:visited-style-name="Visited_20_Internet_20_Link"><text:bookmark text:name="P001F_18"/><text:span text:style-name="T13">ГОСТ 21050</text:span></text:a><text:span text:style-name="T14"> Ткани для спецодежды. Метод определения устойчивости к сухой химической чистке</text:span></text:p>
          <text:p text:style-name="P12"><text:a xlink:type="simple" xlink:href="https://docs.cntd.ru/document/1200019952" text:style-name="Internet_20_link" text:visited-style-name="Visited_20_Internet_20_Link"><text:bookmark text:name="P001F_19"/><text:span text:style-name="T13">ГОСТ 22017</text:span></text:a><text:span text:style-name="T14"> Полотно гардинное. Общие технические условия</text:span></text:p>
          <text:p text:style-name="P12"><text:a xlink:type="simple" xlink:href="https://docs.cntd.ru/document/1200020452#7D20K3" text:style-name="Internet_20_link" text:visited-style-name="Visited_20_Internet_20_Link"><text:bookmark text:name="P0020"/><text:span text:style-name="T13">ГОСТ 23432</text:span></text:a><text:span text:style-name="T14"> Полотна декоративные. Общие технические условия</text:span></text:p>
          <text:p text:style-name="P12"><text:a xlink:type="simple" xlink:href="https://docs.cntd.ru/document/1200018389#7D20K3" text:style-name="Internet_20_link" text:visited-style-name="Visited_20_Internet_20_Link"><text:bookmark text:name="P0020_1"/><text:span text:style-name="T13">ГОСТ 25652</text:span></text:a><text:span text:style-name="T14"> Материалы для одежды. Общие требования к способам ухода</text:span></text:p>
          <text:p text:style-name="P12"><text:a xlink:type="simple" xlink:href="https://docs.cntd.ru/document/1200018810" text:style-name="Internet_20_link" text:visited-style-name="Visited_20_Internet_20_Link"><text:bookmark text:name="P0020_2"/><text:span text:style-name="T13">ГОСТ 27323</text:span></text:a><text:span text:style-name="T14"> Материалы текстильные. Метод испытания устойчивости окраски к химчистке</text:span></text:p>
          <text:p text:style-name="P12"><text:a xlink:type="simple" xlink:href="https://docs.cntd.ru/document/1200044809#7D20K3" text:style-name="Internet_20_link" text:visited-style-name="Visited_20_Internet_20_Link"><text:bookmark text:name="P0021"/><text:span text:style-name="T13">ГОСТ 31293</text:span></text:a><text:span text:style-name="T14"> Одежда из кожи. Общие технические условия</text:span></text:p>
          <text:p text:style-name="P12"><text:a xlink:type="simple" xlink:href="https://docs.cntd.ru/document/1200115477#7D20K3" text:style-name="Internet_20_link" text:visited-style-name="Visited_20_Internet_20_Link"><text:bookmark text:name="P0021_1"/><text:span text:style-name="T13">ГОСТ 32079</text:span></text:a><text:span text:style-name="T14"> Шкурки меховые и овчины выделанные крашеные. Метод определения устойчивости окраски к трению</text:span></text:p>
          <text:p text:style-name="P12"><text:a xlink:type="simple" xlink:href="https://docs.cntd.ru/document/1200076726#7D20K3" text:style-name="Internet_20_link" text:visited-style-name="Visited_20_Internet_20_Link"><text:bookmark text:name="P0021_2"/><text:span text:style-name="T13">ГОСТ Р 53228</text:span></text:a><text:span text:style-name="T14"> Весы неавтоматического действия. Часть 1. Метрологические и технические требования. Испытания</text:span></text:p>
          <text:p text:style-name="P12"><text:a xlink:type="simple" xlink:href="https://docs.cntd.ru/document/1200140206" text:style-name="Internet_20_link" text:visited-style-name="Visited_20_Internet_20_Link"><text:bookmark text:name="P0021_3"/><text:span text:style-name="T13">ГОСТ Р 57140</text:span></text:a><text:span text:style-name="T14"> Технологическая экспертиза изделий, прошедших обработку на предприятиях химической чистки и в прачечных. Общие требования</text:span></text:p>
          <text:p text:style-name="P13"><text:bookmark text:name="P0021_4"/>Примечание - При пользовании настоящим стандартом целесообразно проверить действие ссылочных стандартов в информационной системе общего пользования - на официальном сайте Федерального агентства по техническому регулированию и метрологии в сети Интернет или по ежегодному информационному указателю "Национальные стандарты", который опубликован по состоянию на 1 января текущего года, и по выпускам ежемесячного информационного указателя "Национальные стандарты" за текущий год. Если заменен ссылочный стандарт, на который дана недатированная ссылка, то рекомендуется использовать действующую версию этого стандарта с учетом всех внесенных в данную версию изменений. Если заменен ссылочный стандарт, на который дана датированная ссылка, то рекомендуется использовать версию этого стандарта с указанным выше годом утверждения (принятия). Если после утверждения настоящего стандарта в ссылочный стандарт, на который дана датированная ссылка, внесено изменение, затрагивающее положение, на которое дана ссылка, то это положение рекомендуется применять без учета данного изменения. Если ссылочный стандарт отменен без замены, то положение, в котором дана ссылка на него, рекомендуется применять в части, не затрагивающей эту ссылку.<text:line-break/></text:p>
          <text:p text:style-name="P12"><text:bookmark text:name="P0021_5"/><text:span text:style-name="T14">(Измененная редакция, </text:span><text:a xlink:type="simple" xlink:href="https://docs.cntd.ru/document/1200178786#64U0IK" text:style-name="Internet_20_link" text:visited-style-name="Visited_20_Internet_20_Link"><text:span text:style-name="T13">Изм. N 1</text:span></text:a><text:span text:style-name="T14">).</text:span></text:p>
          <text:h text:style-name="P2" text:outline-level="2"><text:bookmark text:name="P0024"/>     <text:span text:style-name="T11">3 Термины и определения</text:span></text:h>
          <text:p text:style-name="P12"><text:bookmark text:name="P0025"/></text:p>
          <text:p text:style-name="P13"><text:bookmark text:name="P0025_1"/>В настоящем стандарте применены следующие термины с соответствующими определениями:</text:p>
          <text:p text:style-name="P13"><text:bookmark text:name="P0027"/><text:soft-page-break/>3.1 <text:span text:style-name="T5">химическая чистка:</text:span> Комплекс физико-химических и механических процессов и операций, обеспечивающих удаление загрязнений с изделий в среде органических растворителей.</text:p>
          <text:p text:style-name="P12"><text:bookmark text:name="P0027_1"/><text:span text:style-name="T14">(Измененная редакция, </text:span><text:a xlink:type="simple" xlink:href="https://docs.cntd.ru/document/1200178786#6500IL" text:style-name="Internet_20_link" text:visited-style-name="Visited_20_Internet_20_Link"><text:span text:style-name="T13">Изм. N 1</text:span></text:a><text:span text:style-name="T14">).</text:span></text:p>
          <text:p text:style-name="P13"><text:bookmark text:name="P0029"/>3.2 <text:span text:style-name="T5">аквачистка:</text:span> Разновидность химической чистки, которая представляет собой обработку изделий в водных растворах специальных моющих и отделочных средств.</text:p>
          <text:p text:style-name="P12"><text:bookmark text:name="P002B"/><text:span text:style-name="T14">3.3 (Исключен, </text:span><text:a xlink:type="simple" xlink:href="https://docs.cntd.ru/document/1200178786#6520IM" text:style-name="Internet_20_link" text:visited-style-name="Visited_20_Internet_20_Link"><text:span text:style-name="T13">Изм. N 1</text:span></text:a><text:span text:style-name="T14">).</text:span></text:p>
          <text:p text:style-name="P13"><text:bookmark text:name="P002D"/>3.4 <text:span text:style-name="T5">услуги химической чистки:</text:span> Результат непосредственного взаимодействия исполнителя услуг химической чистки и потребителя услуг, а также собственной деятельности исполнителя по удалению загрязнений с изделий в среде различных растворителей.</text:p>
          <text:p text:style-name="P13"><text:bookmark text:name="P002D_1"/>Примечание - Результатом оказания услуг химической чистки являются изделия, прошедшие обработку в предприятиях химической чистки.</text:p>
          <text:p text:style-name="P13"><text:bookmark text:name="P002F"/>3.5 <text:span text:style-name="T5">процесс химической чистки:</text:span> Одновременная обработка нескольких изделий - партии (например, обработка изделий в машине химической чистки).</text:p>
          <text:p text:style-name="P13"><text:bookmark text:name="P0031"/>3.6 <text:span text:style-name="T5">операция химической чистки:</text:span> Поштучная обработка изделий (например, выведение пятен).</text:p>
          <text:p text:style-name="P13"><text:bookmark text:name="P0033"/>3.7</text:p>
          <text:section text:style-name="Sect2" text:name="X71">
            <text:p text:style-name="P8"><text:bookmark text:name="P0034"/></text:p>
            <table:table table:name="Таблица1" table:style-name="Таблица1">
              <table:table-column table:style-name="Таблица1.A"/>
              <table:table-row table:style-name="Таблица1.1">
                <table:table-cell table:style-name="Таблица1.A1" office:value-type="string">
                  <text:p text:style-name="P9"/>
                </table:table-cell>
              </table:table-row>
              <table:table-row table:style-name="Таблица1.1">
                <table:table-cell table:style-name="Таблица1.A2" office:value-type="string">
                  <text:p text:style-name="P10"><text:bookmark text:name="P00340000"/><text:span text:style-name="T6">фурнитура</text:span>: Вспомогательные изделия, которые служат для украшения, застегивания, запирания, прикрепления, упрочнения и удобства эксплуатации изделий кожевенно-галантерейного, текстильно-галантерейного, швейного и обувного производства.</text:p>
                  <text:p text:style-name="P11"><text:bookmark text:name="P00340000_1"/><text:span text:style-name="T7">[</text:span><text:a xlink:type="simple" xlink:href="https://docs.cntd.ru/document/1200018379#7D20K3" text:style-name="Internet_20_link" text:visited-style-name="Visited_20_Internet_20_Link"><text:span text:style-name="T12">ГОСТ 15470-70</text:span></text:a><text:span text:style-name="T7">, статья 1]</text:span></text:p>
                </table:table-cell>
              </table:table-row>
            </table:table>
            <text:p text:style-name="P16"/>
          </text:section>
          <text:p text:style-name="P15"><text:bookmark text:name="P0035"/></text:p>
          <text:p text:style-name="P13"><text:bookmark text:name="P0035_1"/>Примечание - Фурнитура может быть съемной, например пуговицы, и несъемной, например хольнитены, крючки, застежки-молнии, пряжки и др.<text:line-break/></text:p>
          <text:p text:style-name="P12"><text:bookmark text:name="P0035_2"/><text:span text:style-name="T14">(Измененная редакция, </text:span><text:a xlink:type="simple" xlink:href="https://docs.cntd.ru/document/1200178786#6540IN" text:style-name="Internet_20_link" text:visited-style-name="Visited_20_Internet_20_Link"><text:span text:style-name="T13">Изм. N 1</text:span></text:a><text:span text:style-name="T14">).</text:span></text:p>
          <text:p text:style-name="P13"><text:bookmark text:name="P0037"/>3.8 <text:span text:style-name="T5">сортировка изделий:</text:span> Разделение изделий по способу обработки, ассортименту, цвету, степени загрязнения и срокам исполнения.</text:p>
          <text:p text:style-name="P13"><text:bookmark text:name="P0039"/>3.9 <text:span text:style-name="T5">выведение пятен:</text:span> Удаление пятен с изделий под воздействием химических препаратов на пятнообразующие вещества.</text:p>
          <text:p text:style-name="P13"><text:bookmark text:name="P0039_1"/>Примечание - Выведение пятен на практике называют пятновыводкой.</text:p>
          <text:p text:style-name="P13"><text:bookmark text:name="P003B"/>3.10 <text:span text:style-name="T5">зачистка изделий:</text:span> Обработка загрязненных участков изделий специальными химическими реагентами перед обработкой в органических растворителях и водных растворах.</text:p>
          <text:p text:style-name="P13"><text:bookmark text:name="P003D"/>3.11 <text:span text:style-name="T5">ресорбция:</text:span> Вторичное оседание загрязнений на поверхность изделия в процессе химической чистки.</text:p>
          <text:p text:style-name="P13"><text:bookmark text:name="P003F"/>3.12 <text:span text:style-name="T5">пропитка (аппретирование):</text:span> Обработка изделий специальными составами для придания определенных свойств.</text:p>
          <text:p text:style-name="P13"><text:bookmark text:name="P0041"/>3.13 <text:span text:style-name="T5">влажно-тепловая</text:span> <text:span text:style-name="T5">обработка:</text:span> Обработка изделий с применением тепла, влаги, давления, сушки и вакуумирования.</text:p>
          <text:p text:style-name="P12"><text:bookmark text:name="P0041_1"/><text:span text:style-name="T14">(Измененная редакция, </text:span><text:a xlink:type="simple" xlink:href="https://docs.cntd.ru/document/1200178786#6560IO" text:style-name="Internet_20_link" text:visited-style-name="Visited_20_Internet_20_Link"><text:span text:style-name="T13">Изм. N 1</text:span></text:a><text:span text:style-name="T14">).</text:span></text:p>
          <text:p text:style-name="P13"><text:bookmark text:name="P0043"/><text:soft-page-break/>3.14 <text:span text:style-name="T5">отделка изделий из кожи и меха:</text:span> Обработка растворами красителей, жирующих, гидрофобных, пленкообразующих и других отделочных препаратов для улучшения цвета и свойств изделий.</text:p>
          <text:p text:style-name="P13"><text:bookmark text:name="P0045"/>3.15 <text:span text:style-name="T5">устойчивость окраски:</text:span> Способность текстильных материалов, а также материалов из кожи и меха сохранять окраску под воздействием различных факторов.</text:p>
          <text:p text:style-name="P13"><text:bookmark text:name="P0047"/>3.16 <text:span text:style-name="T5">фотометрирование:</text:span> Процесс измерения коэффициента отражения света от поверхности образца ткани.</text:p>
          <text:p text:style-name="P13"><text:bookmark text:name="P0049"/>3.17 <text:span text:style-name="T5">перо-пуховые изделия:</text:span> Швейные, не выстеганные сквозными стежками изделия, не относящиеся к одежде, состоящие из двух слоев ткани и утепляющей прокладки между ними из пуха и пера.</text:p>
          <text:p text:style-name="P13"><text:bookmark text:name="P004B"/>3.18 <text:span text:style-name="T5">технологическая экспертиза изделий, прошедших обработку на предприятиях химической чистки и в прачечных:</text:span> Экспериментальное исследование изделий, прошедших обработку на предприятиях химической чистки и в прачечных, в целях установления соответствия оказанных услуг требованиям нормативных и технологических документов, по определенной процедуре и с анализом полученных данных об объекте экспертизы.</text:p>
          <text:p text:style-name="P13"><text:bookmark text:name="P004D"/>3.19 <text:span text:style-name="T5">ручная</text:span> <text:span text:style-name="T5">чистка:</text:span> Процесс очистки вручную изделий, которые не подлежат машинной обработке.</text:p>
          <text:p text:style-name="P12"><text:bookmark text:name="P004D_1"/><text:span text:style-name="T14">(Введен дополнительно, </text:span><text:a xlink:type="simple" xlink:href="https://docs.cntd.ru/document/1200178786#6580IP" text:style-name="Internet_20_link" text:visited-style-name="Visited_20_Internet_20_Link"><text:span text:style-name="T13">Изм. N 1</text:span></text:a><text:span text:style-name="T14">).</text:span></text:p>
          <text:h text:style-name="P2" text:outline-level="2"><text:bookmark text:name="P0050"/>     <text:span text:style-name="T11">4 Общие технические требования к процессу химической чистки</text:span></text:h>
          <text:p text:style-name="P13"><text:bookmark text:name="P0051"/><text:bookmark text:name="P0053"/>4.1 Объектами химической чистки являются изделия всесезонного ассортимента: одежда из натуральных, искусственных и синтетических материалов и деталей к ним, в том числе изделие с различными синтетическими наполнителями и наполнителями из натурального пуха и пера, обувь, головные уборы, галантерейные изделия, мягкие игрушки, перо-пуховые изделия, тюль, гардины, чехлы, обивка мебели и салонов автомобилей, ковры и ковровые изделия, спецодежда; сумки из различных синтетических и натуральных материалов, а также другие изделия, прошедшие процесс химической чистки, аквачистки и ручной чистки.</text:p>
          <text:p text:style-name="P12"><text:bookmark text:name="P0053_1"/><text:span text:style-name="T14">(Измененная редакция, </text:span><text:a xlink:type="simple" xlink:href="https://docs.cntd.ru/document/1200178786#65A0IQ" text:style-name="Internet_20_link" text:visited-style-name="Visited_20_Internet_20_Link"><text:span text:style-name="T13">Изм. N 1</text:span></text:a><text:span text:style-name="T14">).</text:span></text:p>
          <text:p text:style-name="P13"><text:bookmark text:name="P0055"/>4.2 Химическая чистка изделий должна быть проведена в соответствии с технологическими документами, утвержденными в установленном порядке.</text:p>
          <text:p text:style-name="P13"><text:bookmark text:name="P0057"/>4.3 Порядок химической чистки изделий включает в себя следующие процессы и операции:</text:p>
        </text:section>
      </text:section>
      <text:section text:style-name="Sect1" text:name="textContainer2">
        <text:p text:style-name="P5"/>
        <text:section text:style-name="Sect2" text:name="textBlock2">
          <text:p text:style-name="P12"><text:bookmark text:name="P0057_1"/><text:span text:style-name="T10">- прием изделий по </text:span><text:a xlink:type="simple" xlink:href="https://docs.cntd.ru/document/9047533#64U0IK" text:style-name="Internet_20_link" text:visited-style-name="Visited_20_Internet_20_Link"><text:span text:style-name="T12">[1]</text:span></text:a><text:span text:style-name="T10">, </text:span><text:a xlink:type="simple" xlink:href="https://docs.cntd.ru/document/901851471#64U0IK" text:style-name="Internet_20_link" text:visited-style-name="Visited_20_Internet_20_Link"><text:span text:style-name="T12">[2]</text:span></text:a><text:span text:style-name="T10">;</text:span></text:p>
          <text:p text:style-name="P13"><text:bookmark text:name="P0057_2"/>- сортировку изделий и комплектование партий изделий;</text:p>
          <text:p text:style-name="P13"><text:bookmark text:name="P0057_3"/>- удаление специфических загрязнений (выведение пятен);</text:p>
          <text:p text:style-name="P13"><text:bookmark text:name="P0057_4"/>- зачистку изделий;</text:p>
          <text:p text:style-name="P13"><text:bookmark text:name="P0057_5"/>- обработку изделий в среде органических растворителей или водных растворов;</text:p>
          <text:p text:style-name="P13"><text:bookmark text:name="P0057_6"/>- отделку изделий;</text:p>
          <text:p text:style-name="P13"><text:bookmark text:name="P0057_7"/>- влажно-тепловую обработку;</text:p>
          <text:p text:style-name="P13"><text:bookmark text:name="P0057_8"/>- проверку изделий на соответствие требованиям, приведенным в разделе 5;</text:p>
          <text:p text:style-name="P13"><text:bookmark text:name="P0057_9"/>- упаковку изделий.</text:p>
          <text:p text:style-name="P14"><text:bookmark text:name="P0059"/><text:soft-page-break/>4.4 Прием изделий</text:p>
          <text:p text:style-name="P13"><text:bookmark text:name="P005B"/>4.4.1 Прием изделий от заказчика на предприятии химической чистки осуществляется по договору (квитанции) после его осмотра и установления состояния.</text:p>
          <text:p text:style-name="P13"><text:bookmark text:name="P005D"/>4.4.2 Если символы по уходу на изделии отсутствуют, являются неполными, противоречивыми или запрещают обработку, а также при отсутствии на маркировке информации на русском языке о виде используемого при изготовлении материала, прием изделий в химическую чистку проводят на договорной основе исполнителя услуги с потребителем, о чем делают запись в договоре (квитанции).</text:p>
          <text:p text:style-name="P12"><text:bookmark text:name="P005F"/><text:span text:style-name="T14">4.4.3 Перед оформлением договора (квитанции) на оказание услуг химической чистки исполнитель услуги должен внимательно осмотреть фурнитуру на объекте химической чистки в соответствии с требованиями </text:span><text:a xlink:type="simple" xlink:href="https://docs.cntd.ru/document/901851471#64U0IK" text:style-name="Internet_20_link" text:visited-style-name="Visited_20_Internet_20_Link"><text:span text:style-name="T13">[2]</text:span></text:a><text:span text:style-name="T14">. При необходимости и по согласованию с потребителем съемную фурнитуру удаляют с последующим восстановлением на прежние места после химической чистки за дополнительную плату.</text:span></text:p>
          <text:p text:style-name="P13"><text:bookmark text:name="P0061"/>4.4.4 При наличии на изделии несъемной фурнитуры или в случае несогласия потребителя на удаление съемной фурнитуры исполнитель услуги должен принять изделие на договорной основе и предупредить потребителя о возможности повреждения изделия в процессе химической чистки с отметкой об этом в договоре (квитанции).</text:p>
        </text:section>
      </text:section>
      <text:p text:style-name="P7"/>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
      <text:p text:style-name="P7"><text:span text:style-name="T2">4.3 <text:s/>диаграмма бизнес-процессов</text:span></text:p>
      <text:p text:style-name="P7"><text:span text:style-name="T2"/></text:p>
      <text:p text:style-name="P7"><text:span text:style-name="T2"/></text:p>
      <text:p text:style-name="P7"><text:span text:style-name="T2"/></text:p>
      <text:p text:style-name="P7"><draw:custom-shape text:anchor-type="paragraph" draw:z-index="0" draw:name="Фигура 1" draw:style-name="gr4" draw:text-style-name="P28" svg:width="6.061cm" svg:height="1.8cm" svg:x="-0.961cm" svg:y="0.54cm"><text:p/><draw:enhanced-geometry svg:viewBox="0 0 21600 21600" draw:type="rectangle" draw:enhanced-path="M 0 0 L 21600 0 21600 21600 0 21600 0 0 Z N"/></draw:custom-shape><text:span text:style-name="T2"/></text:p>
      <text:p text:style-name="P7"><text:span text:style-name="T2"/></text:p>
      <text:p text:style-name="P7"><text:span text:style-name="T2">Обработка заказов</text:span></text:p>
      <text:p text:style-name="P7"><text:span text:style-name="T2"/></text:p>
      <text:p text:style-name="P7"><draw:custom-shape text:anchor-type="paragraph" draw:z-index="1" draw:name="Фигура 2" draw:style-name="gr2" draw:text-style-name="P28" svg:width="6.088cm" svg:height="1.8cm" svg:x="-0.988cm" svg:y="0.067cm"><text:p><text:s text:c="2"/>Определение потребностей <text:s/></text:p><draw:enhanced-geometry svg:viewBox="0 0 21600 21600" draw:type="rectangle" draw:enhanced-path="M 0 0 L 21600 0 21600 21600 0 21600 0 0 Z N"/></draw:custom-shape><text:span text:style-name="T2"/></text:p>
      <text:p text:style-name="P7"><text:span text:style-name="T2"/></text:p>
      <text:p text:style-name="P7"><text:span text:style-name="T2"/></text:p>
      <text:p text:style-name="P7"><draw:custom-shape text:anchor-type="paragraph" draw:z-index="2" draw:name="Фигура 3" draw:style-name="gr3" draw:text-style-name="P28" svg:width="6.114cm" svg:height="1.8cm" svg:x="-0.988cm" svg:y="0.162cm"><text:p><text:s text:c="3"/>Планирование загрузки </text:p><text:p><text:s text:c="3"/>производственных мощностей</text:p><draw:enhanced-geometry svg:viewBox="0 0 21600 21600" draw:type="rectangle" draw:enhanced-path="M 0 0 L 21600 0 21600 21600 0 21600 0 0 Z N"/></draw:custom-shape><text:span text:style-name="T2"/></text:p>
      <text:p text:style-name="P7"><text:span text:style-name="T2"/></text:p>
      <text:p text:style-name="P7"><text:soft-page-break/><text:span text:style-name="T2"/></text:p>
      <text:p text:style-name="P7"><draw:custom-shape text:anchor-type="paragraph" draw:z-index="3" draw:name="Фигура 4" draw:style-name="gr2" draw:text-style-name="P28" svg:width="6.088cm" svg:height="1.8cm" svg:x="-0.988cm" svg:y="0.258cm"><text:p><text:s text:c="10"/>Оказание услуг</text:p><draw:enhanced-geometry svg:viewBox="0 0 21600 21600" draw:type="rectangle" draw:enhanced-path="M 0 0 L 21600 0 21600 21600 0 21600 0 0 Z N"/></draw:custom-shape><text:span text:style-name="T2"/></text:p>
      <text:p text:style-name="P7"><text:span text:style-name="T2"/></text:p>
      <text:p text:style-name="P7"><text:span text:style-name="T2"/></text:p>
      <text:p text:style-name="P7"><draw:custom-shape text:anchor-type="paragraph" draw:z-index="4" draw:name="Фигура 5" draw:style-name="gr1" draw:text-style-name="P28" svg:width="6.035cm" svg:height="1.8cm" svg:x="-0.961cm" svg:y="0.353cm"><text:p><text:s text:c="14"/>Реализация</text:p><draw:enhanced-geometry svg:viewBox="0 0 21600 21600" draw:type="rectangle" draw:enhanced-path="M 0 0 L 21600 0 21600 21600 0 21600 0 0 Z N"/></draw:custom-shape><text:span text:style-name="T2"/></text:p>
      <text:p text:style-name="P7"><text:span text:style-name="T2"/></text:p>
      <text:p text:style-name="P7"><text:span text:style-name="T2"/></text:p>
      <text:p text:style-name="P7"><text:span text:style-name="T2"/></text:p>
      <text:p text:style-name="P7"><text:span text:style-name="T2"/></text:p>
      <text:p text:style-name="P6"><text:span text:style-name="T2">4.4. </text:span><text:span text:style-name="T3">Документация</text:span></text:p>
      <text:p text:style-name="P7"><text:span text:style-name="T2"/></text:p>
      <text:h text:style-name="P3" text:outline-level="2"><text:span text:style-name="T2">Юридические документы</text:span></text:h>
      <text:p text:style-name="P24"><text:span text:style-name="T2">ППК (программа производственного контроля). Этот документ описывает, как именно вы планируете соблюдать санитарные нормативы в своей химчистке.</text:span></text:p>
      <text:list text:style-name="L1">
        <text:list-item>
          <text:p text:style-name="P26">Разрешение от Роспотребнадзора на размещение предприятия в выбранном вами здании/сооружении.</text:p>
        </text:list-item>
        <text:list-item>
          <text:p text:style-name="P26">Уведомление НПД (о начале производственной деятельности). Подается в Роспотребнадзор.</text:p>
        </text:list-item>
        <text:list-item>
          <text:p text:style-name="P26">Набор договоров с коммунальщиками, поставщиками расходных материалов, ЛПО, компаниями, обслуживающими оборудование химчистки, в том числе, обеспечивающее пожбезопасность (ППБ).</text:p>
        </text:list-item>
        <text:list-item>
          <text:p text:style-name="P26">Санитарно-эпидемическое заключение, подтверждающее соответствие помещения (здания) требованиям СЭС. Выдается представителями санитарной службы после проведения проверки.</text:p>
        </text:list-item>
        <text:list-item>
          <text:p text:style-name="P26">Правоустанавливающие документы на помещение.</text:p>
        </text:list-item>
        <text:list-item>
          <text:p text:style-name="P26">Правоустанавливающие документы на бизнес.</text:p>
        </text:list-item>
        <text:list-item>
          <text:p text:style-name="P26">Положительное заключение от Пожарной инспекции.</text:p>
        </text:list-item>
      </text:list>
      <text:h text:style-name="P3" text:outline-level="2"><text:span text:style-name="T2">Бухгалтерские документы</text:span></text:h>
      <text:p text:style-name="P25">бумаги, требующиеся для регистрации бизнеса;</text:p>
      <text:list text:style-name="L5">
        <text:list-item>
          <text:p text:style-name="P21">документы, которые нужны для ведения финансовых расчетов и учета наличности.</text:p>
        </text:list-item>
      </text:list>
      <text:p text:style-name="P18">Для регистрации предприятия в качестве ИП, нужно предоставить в ФНС:</text:p>
      <text:list text:style-name="L6">
        <text:list-item>
          <text:p text:style-name="P22">заявление;</text:p>
        </text:list-item>
        <text:list-item>
          <text:p text:style-name="P22">ИНН;</text:p>
        </text:list-item>
        <text:list-item>
          <text:p text:style-name="P22">копию паспорта предпринимателя.</text:p>
        </text:list-item>
      </text:list>
      <text:p text:style-name="P18">Дополнительно следует оплатить госпошлину и приложить к пакету документов квитанцию, подтверждающую этот факт.</text:p>
      <text:p text:style-name="P18">При организации химчистки, предпочтительной формой ведения дел считается ООО. Чтобы зарегистрировать предприятие в таком формате потребуется:</text:p>
      <text:list text:style-name="L7">
        <text:list-item>
          <text:p text:style-name="P23"><text:soft-page-break/>Устав компании;</text:p>
        </text:list-item>
        <text:list-item>
          <text:p text:style-name="P23">Решение ее учредителей о добровольной организации бизнеса, подкрепленное протоколом голосования;</text:p>
        </text:list-item>
        <text:list-item>
          <text:p text:style-name="P23">копии паспортов участников Общества;</text:p>
        </text:list-item>
        <text:list-item>
          <text:p text:style-name="P23">гарантийное письмо от собственника помещения, подтверждающее предоставление юридического адреса вашей прачечной;</text:p>
        </text:list-item>
        <text:list-item>
          <text:p text:style-name="P23">заявление о постановке на учет;</text:p>
        </text:list-item>
        <text:list-item>
          <text:p text:style-name="P23">квитанция об оплате госпошлины.</text:p>
        </text:list-item>
      </text:list>
      <text:p text:style-name="P27"><text:line-break/><text:span text:style-name="T1">4.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Helvetica, Arial, sans-serif"/>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3T16:12:36.434067667</meta:creation-date>
    <dc:date>2023-01-13T17:57:56.546824797</dc:date>
    <meta:editing-duration>PT1H45M23S</meta:editing-duration>
    <meta:editing-cycles>2</meta:editing-cycles>
    <meta:generator>LibreOffice/7.4.3.2$Linux_X86_64 LibreOffice_project/40$Build-2</meta:generator>
    <meta:document-statistic meta:table-count="1" meta:image-count="0" meta:object-count="0" meta:page-count="18" meta:paragraph-count="392" meta:word-count="4409" meta:character-count="34880" meta:non-whitespace-character-count="30849"/>
  </office:meta>
</office:document-meta>
</file>